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683cm"/>
    </style:style>
    <style:style style:name="gr6" style:family="graphic" style:parent-style-name="standard">
      <style:graphic-properties draw:stroke="none" svg:stroke-color="#000000" draw:fill="none" draw:fill-color="#ffffff" fo:min-height="3.81cm"/>
    </style:style>
    <style:style style:name="gr7" style:family="graphic" style:parent-style-name="standard">
      <style:graphic-properties draw:stroke="none" svg:stroke-color="#000000" draw:fill="none" draw:fill-color="#ffffff" fo:min-height="9.176cm"/>
    </style:style>
    <style:style style:name="gr8" style:family="graphic" style:parent-style-name="standard">
      <style:graphic-properties draw:stroke="none" svg:stroke-color="#000000" draw:fill="none" draw:fill-color="#ffffff" fo:min-height="3.3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Purisa" fo:font-size="14pt" style:font-size-asian="14pt" style:font-size-complex="14pt"/>
    </style:style>
    <style:style style:name="P4" style:family="paragraph">
      <style:text-properties style:font-name="Purisa" fo:font-size="7pt" style:font-size-asian="7pt" style:font-size-complex="7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Purisa" fo:font-size="14pt" style:font-size-asian="14pt" style:font-size-complex="14pt"/>
    </style:style>
    <style:style style:name="T3" style:family="text">
      <style:text-properties style:font-name="Purisa" fo:font-size="9pt" style:font-size-asian="9pt" style:font-size-complex="9pt"/>
    </style:style>
    <style:style style:name="T4" style:family="text">
      <style:text-properties style:font-name="Purisa" fo:font-size="7pt" style:font-size-asian="7pt" style:font-size-complex="7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4.048cm" svg:x2="17.51cm" svg:y2="9.001cm">
          <text:p/>
        </draw:line>
        <draw:custom-shape draw:style-name="gr2" draw:text-style-name="P1" draw:layer="layout" svg:width="3.81cm" svg:height="3.683cm" svg:x="2.44cm" svg:y="1.386cm">
          <text:p text:style-name="P1">C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286cm" svg:height="2.413cm" svg:x="17.446cm" svg:y="7.768cm">
          <text:p text:style-name="P1"><text:span text:style-name="T1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24cm" svg:height="3.302cm" svg:x="18.208cm" svg:y="9.927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3" draw:layer="layout" svg:width="5.588cm" svg:height="1.933cm" svg:x="19.986cm" svg:y="12.439cm">
          <draw:text-box>
            <text:p><text:span text:style-name="T2">Play Loop with</text:span></text:p>
            <text:p><text:span text:style-name="T2">Controller</text:span></text:p>
          </draw:text-box>
        </draw:frame>
        <draw:frame draw:style-name="gr6" draw:layer="layout" svg:width="14.351cm" svg:height="4.064cm" svg:x="11.414cm" svg:y="2.732cm">
          <draw:text-box>
            <text:p><text:span text:style-name="T3">--name (player id) --type ("human" or "robot") --random (num random secrets, max 1000) [--secret (hangman word(s)) --baseline] [--log --display –timeout] [--parallel (suggested w/40 secrets or more)]</text:span></text:p>
            <text:p><text:span text:style-name="T3"/></text:p>
            <text:p><text:span text:style-name="T3">or aliases: -n (player id) -t ("human" or "robot") -r (num random secrets, max 1000) [-s (hangman word(s)) -bl] [-l -d -ti] [-pl]</text:span></text:p>
            <text:p/>
          </draw:text-box>
        </draw:frame>
        <draw:frame draw:style-name="gr7" draw:text-style-name="P4" draw:layer="layout" svg:width="12.446cm" svg:height="15.527cm" svg:x="1cm" svg:y="5.191cm">
          <draw:text-box>
            <text:p><text:span text:style-name="T4">$ mix escript.build</text:span></text:p>
            <text:p><text:span text:style-name="T4">$ ./hangman_game -n martha -t robot -r 1 -d </text:span></text:p>
            <text:p><text:span text:style-name="T4"/></text:p>
            <text:p><text:span text:style-name="T4">#martha_feed --&gt; Game 1 has started</text:span></text:p>
            <text:p><text:span text:style-name="T4">#martha_feed Game 1, secret length --&gt; 10</text:span></text:p>
            <text:p><text:span text:style-name="T4">#martha_feed Game 1, letter --&gt; e</text:span></text:p>
            <text:p><text:span text:style-name="T4">#martha_feed Game 1, Round 1, status --&gt; ----------; score=1; status=KEEP_GUESSING</text:span></text:p>
            <text:p><text:span text:style-name="T4"/></text:p>
            <text:p><text:span text:style-name="T4">#martha_feed Game 1, letter --&gt; i</text:span></text:p>
            <text:p><text:span text:style-name="T4">#martha_feed Game 1, Round 2, status --&gt; -----I--I-; score=2; status=KEEP_GUESSING</text:span></text:p>
            <text:p><text:span text:style-name="T4"/></text:p>
            <text:p><text:span text:style-name="T4">#martha_feed Game 1, letter --&gt; s</text:span></text:p>
            <text:p><text:span text:style-name="T4">#martha_feed Game 1, Round 3, status --&gt; -----IS-I-; score=3; status=KEEP_GUESSING</text:span></text:p>
            <text:p><text:span text:style-name="T4"/></text:p>
            <text:p><text:span text:style-name="T4">#martha_feed Game 1, letter --&gt; t</text:span></text:p>
            <text:p><text:span text:style-name="T4">#martha_feed Game 1, Round 4, status --&gt; -----ISTI-; score=4; status=KEEP_GUESSING</text:span></text:p>
            <text:p><text:span text:style-name="T4"/></text:p>
            <text:p><text:span text:style-name="T4">#martha_feed Game 1, letter --&gt; a</text:span></text:p>
            <text:p><text:span text:style-name="T4">#martha_feed Game 1, Round 5, status --&gt; ---A-ISTI-; score=5; status=KEEP_GUESSING</text:span></text:p>
            <text:p><text:span text:style-name="T4"/></text:p>
            <text:p><text:span text:style-name="T4">#martha_feed Game 1, letter --&gt; r</text:span></text:p>
            <text:p><text:span text:style-name="T4">#martha_feed Game 1, Round 6, status --&gt; ---A-ISTI-; score=6; status=KEEP_GUESSING</text:span></text:p>
            <text:p><text:span text:style-name="T4"/></text:p>
            <text:p><text:span text:style-name="T4">#martha_feed Game 1, letter --&gt; d</text:span></text:p>
            <text:p><text:span text:style-name="T4">#martha_feed Game 1, Round 7, status --&gt; D--A-ISTI-; score=7; status=KEEP_GUESSING</text:span></text:p>
            <text:p><text:span text:style-name="T4"/></text:p>
            <text:p><text:span text:style-name="T4">#martha_feed Game 1, word --&gt; dynamistic</text:span></text:p>
            <text:p><text:span text:style-name="T4">#martha_feed Game 1, Round 8, status --&gt; DYNAMISTIC; score=7; status=GAME_WON</text:span></text:p>
            <text:p><text:span text:style-name="T4"/></text:p>
            <text:p><text:span text:style-name="T4">#martha_feed Game Over!! --&gt; Game Over! Average Score: 7.0, # Games: 1, Scores: <text:s/>(DYNAMISTIC: 7)</text:span></text:p>
          </draw:text-box>
        </draw:frame>
        <draw:frame draw:style-name="gr8" draw:text-style-name="P5" draw:layer="layout" svg:width="11.335cm" svg:height="3.584cm" svg:x="15.605cm" svg:y="17.256cm">
          <draw:text-box>
            <text:p><text:span text:style-name="T5">Hangman Command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5T21:50:28.189431012</meta:creation-date>
    <dc:date>2016-09-27T17:33:32.117385349</dc:date>
    <dc:creator>bibek </dc:creator>
    <meta:editing-duration>PT3M9S</meta:editing-duration>
    <meta:editing-cycles>12</meta:editing-cycles>
    <meta:generator>LibreOffice/4.2.8.2$Linux_X86_64 LibreOffice_project/420m0$Build-2</meta:generator>
    <meta:document-statistic meta:object-count="8"/>
  </office:meta>
</office:document-meta>
</file>